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3b4f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_pat_11AUQP2YY053sHIOcbyU5u_s2hTswe35U95yfMA8PY3dT3e4o3hrDIh7QWzeZeJlwEFB2JMMPNoHR2Pi7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4:05:15.779762193</meta:creation-date>
    <dc:date>2023-10-14T14:15:43.168037672</dc:date>
    <meta:editing-duration>PT10M28S</meta:editing-duration>
    <meta:editing-cycles>1</meta:editing-cycles>
    <meta:document-statistic meta:table-count="0" meta:image-count="0" meta:object-count="0" meta:page-count="1" meta:paragraph-count="1" meta:word-count="1" meta:character-count="93" meta:non-whitespace-character-count="93"/>
    <meta:generator>LibreOffice/7.3.7.2$Linux_X86_64 LibreOffice_project/30$Build-2</meta:generator>
  </office:meta>
</office:document-meta>
</file>